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ContextUtilities.AvalonContextUt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valonContextUtilities.getFile( Context context , String file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